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NamedMapImpl.XSNamedMapImpl( XSObject [ ] array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NamedMapImpl.itemByName( String namespac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NamedMapImpl.XSNamedMapImpl( String [ ] namespaces , SymbolHash [ ] maps ,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NamedMap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amedMapImpl.XSNamedMapImpl( String namespace , SymbolHash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NamedMap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amedMapImpl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